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6acc0" officeooo:paragraph-rsid="0006acc0"/>
    </style:style>
    <style:style style:name="T1" style:family="text">
      <style:text-properties officeooo:rsid="0006e1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1. Realizar unha clasificación de todos os elementos mencionados no enunciado segundo sexan: elementos de identificación, navegación, contido ou interacción</text:h>
      <text:p text:style-name="P1">Identificación: nome do establecemento, </text:p>
      <text:p text:style-name="P1">Navegación: as distintas seccións</text:p>
      <text:p text:style-name="P1">Contido: os produtos elaborados, a localización e contacto da empresa</text:p>
      <text:p text:style-name="P1">Interacción: o botón de cambiar idioma</text:p>
      <text:h text:style-name="Heading_20_4" text:outline-level="4">2. Indica cal é o tipo de estrutura de navegación máis adecuado e explica o motivo. Xustifica a elección da paleta de cores. Elabora un bosquexo para smartphone.</text:h>
      <text:p text:style-name="P1">Opino que un deseño en forma de Z sería o máis adecuado, xa que vai a páxina vai a estar centrada nos productos e non vai a ter moito texto.</text:p>
      <text:p text:style-name="P1">A paleta de cores que vou a elixir vai ser un mix de amarelo, branco e negro. O branco e o negro compleméntanse ben e facilitan a lectura de texto, mentres que o amarelo engadirá un acento e está asociado ao produto, xa que o trigo e algúns pans son desa cor. <text:span text:style-name="T1">Isto tamén fará que a páxina apareza máis “divertida” e cálida ao público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09:37:47.798599500</meta:creation-date>
    <meta:generator>LibreOffice/7.3.7.2$Linux_X86_64 LibreOffice_project/30$Build-2</meta:generator>
    <dc:date>2023-10-02T10:31:30.603390916</dc:date>
    <meta:editing-duration>PT43M5S</meta:editing-duration>
    <meta:editing-cycles>1</meta:editing-cycles>
    <meta:document-statistic meta:table-count="0" meta:image-count="0" meta:object-count="0" meta:page-count="1" meta:paragraph-count="8" meta:word-count="167" meta:character-count="971" meta:non-whitespace-character-count="811"/>
  </office:meta>
</office:document-meta>
</file>